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style:font-name="Cambria" style:font-name-complex="Calibri" fo:font-weight="bold" style:font-weight-asian="bold" style:font-weight-complex="bold" fo:color="#FF0000" fo:font-size="28pt" style:font-size-asian="28pt" style:font-size-complex="28pt" style:text-underline-type="single" style:text-underline-style="solid" style:text-underline-width="auto" style:text-underline-mode="continuous" fo:language="fr" fo:country="FR"/>
    </style:style>
    <style:style style:name="P2" style:parent-style-name="Normal" style:family="paragraph">
      <style:text-properties style:font-name="Cambria" fo:font-weight="bold" style:font-weight-asian="bold" style:text-underline-type="single" style:text-underline-style="solid" style:text-underline-width="auto" style:text-underline-mode="continuous" fo:language="fr" fo:country="FR"/>
    </style:style>
    <style:style style:name="P3" style:parent-style-name="Normal" style:family="paragraph">
      <style:text-properties style:font-name="Cambria" fo:font-weight="bold" style:font-weight-asian="bold" style:text-underline-type="single" style:text-underline-style="solid" style:text-underline-width="auto" style:text-underline-mode="continuous" fo:language="fr" fo:country="FR"/>
    </style:style>
    <style:style style:name="P4" style:parent-style-name="Normal" style:family="paragraph">
      <style:text-properties style:font-name="Cambria" fo:font-weight="bold" style:font-weight-asian="bold" style:text-underline-type="single" style:text-underline-style="solid" style:text-underline-width="auto" style:text-underline-mode="continuous" fo:language="fr" fo:country="FR"/>
    </style:style>
    <style:style style:name="P5" style:parent-style-name="NormalWeb" style:family="paragraph">
      <style:paragraph-properties fo:margin-top="0in" fo:margin-bottom="0.1388in" style:line-height-at-least="0.2298in"/>
    </style:style>
    <style:style style:name="T6" style:parent-style-name="Policepardéfaut" style:family="text">
      <style:text-properties style:font-name="Cambria" fo:font-weight="bold" style:font-weight-asian="bold" style:font-weight-complex="bold" fo:color="#000000" style:text-underline-type="single" style:text-underline-style="solid" style:text-underline-width="auto" style:text-underline-mode="continuous" fo:language="fr" fo:country="FR"/>
    </style:style>
    <style:style style:name="P7" style:parent-style-name="NormalWeb" style:list-style-name="LFO1" style:family="paragraph">
      <style:paragraph-properties fo:margin-top="0in" fo:margin-bottom="0in" style:line-height-at-least="0.2298in"/>
    </style:style>
    <style:style style:name="T8" style:parent-style-name="Policepardéfaut" style:family="text">
      <style:text-properties style:font-name="Cambria" fo:color="#000000"/>
    </style:style>
    <style:style style:name="P9" style:parent-style-name="NormalWeb" style:list-style-name="LFO1" style:family="paragraph">
      <style:paragraph-properties fo:margin-top="0in" fo:margin-bottom="0in" style:line-height-at-least="0.2298in"/>
    </style:style>
    <style:style style:name="T10" style:parent-style-name="Policepardéfaut" style:family="text">
      <style:text-properties style:font-name="Cambria" fo:color="#000000"/>
    </style:style>
    <style:style style:name="P11" style:parent-style-name="NormalWeb" style:list-style-name="LFO1" style:family="paragraph">
      <style:paragraph-properties fo:margin-top="0in" fo:margin-bottom="0.1388in" style:line-height-at-least="0.2298in"/>
    </style:style>
    <style:style style:name="T12" style:parent-style-name="Policepardéfaut" style:family="text">
      <style:text-properties style:font-name="Cambria" fo:color="#000000"/>
    </style:style>
    <style:style style:name="P13" style:parent-style-name="Normal" style:family="paragraph">
      <style:text-properties style:font-name="Cambria"/>
    </style:style>
    <style:style style:name="P14" style:parent-style-name="Normal" style:family="paragraph">
      <style:text-properties style:font-name="Cambria"/>
    </style:style>
    <style:style style:name="P15" style:parent-style-name="Normal" style:family="paragraph">
      <style:text-properties style:font-name="Cambria"/>
    </style:style>
    <style:style style:name="P16" style:parent-style-name="Normal" style:family="paragraph">
      <style:text-properties style:font-name="Cambria"/>
    </style:style>
    <style:style style:name="P17" style:parent-style-name="Normal" style:family="paragraph">
      <style:text-properties style:font-name="Cambria"/>
    </style:style>
    <style:style style:name="P18" style:parent-style-name="Normal" style:family="paragraph">
      <style:text-properties style:font-name="Cambria"/>
    </style:style>
    <style:style style:name="P19" style:parent-style-name="Normal" style:family="paragraph">
      <style:text-properties style:font-name="Cambria"/>
    </style:style>
    <style:style style:name="P20" style:parent-style-name="Normal" style:family="paragraph">
      <style:text-properties style:font-name="Cambria"/>
    </style:style>
    <style:style style:name="P21" style:parent-style-name="Normal" style:family="paragraph">
      <style:text-properties style:font-name="Cambria"/>
    </style:style>
    <style:style style:name="P22" style:parent-style-name="Normal" style:family="paragraph">
      <style:text-properties style:font-name="Cambria"/>
    </style:style>
    <style:style style:name="P23" style:parent-style-name="Normal" style:family="paragraph">
      <style:text-properties style:font-name="Cambria"/>
    </style:style>
    <style:style style:name="P24" style:parent-style-name="Normal" style:family="paragraph">
      <style:text-properties style:font-name="Cambria"/>
    </style:style>
    <style:style style:name="P25" style:parent-style-name="Normal" style:family="paragraph">
      <style:text-properties style:font-name="Cambria"/>
    </style:style>
    <style:style style:name="P26" style:parent-style-name="Normal" style:family="paragraph">
      <style:text-properties style:font-name="Cambria"/>
    </style:style>
    <style:style style:name="P27" style:parent-style-name="Normal" style:family="paragraph">
      <style:text-properties style:font-name="Cambria"/>
    </style:style>
    <style:style style:name="P28" style:parent-style-name="Normal" style:family="paragraph">
      <style:text-properties style:font-name="Cambria"/>
    </style:style>
    <style:style style:name="P29" style:parent-style-name="Normal" style:family="paragraph">
      <style:text-properties style:font-name="Cambria"/>
    </style:style>
    <style:style style:name="P30" style:parent-style-name="Normal" style:family="paragraph">
      <style:text-properties style:font-name="Cambria"/>
    </style:style>
    <style:style style:name="P31" style:parent-style-name="Normal" style:family="paragraph">
      <style:text-properties style:font-name="Cambria"/>
    </style:style>
    <style:style style:name="P32" style:parent-style-name="Normal" style:family="paragraph">
      <style:paragraph-properties fo:text-align="center" style:line-height-at-least="0.2298in"/>
      <style:text-properties style:font-name="Cambria" style:font-name-asian="Times New Roman" fo:font-weight="bold" style:font-weight-asian="bold" style:font-weight-complex="bold" fo:color="#FF0000" fo:font-size="26pt" style:font-size-asian="26pt" style:font-size-complex="26pt" style:text-underline-type="single" style:text-underline-style="solid" style:text-underline-width="auto" style:text-underline-mode="continuous" fo:language="fr" fo:country="FR" style:language-asian="es"/>
    </style:style>
    <style:style style:name="P33" style:parent-style-name="Normal" style:family="paragraph">
      <style:paragraph-properties style:line-height-at-least="0.2298in"/>
    </style:style>
    <style:style style:name="T34" style:parent-style-name="Policepardéfaut" style:family="text">
      <style:text-properties style:font-name="Cambria" style:font-name-asian="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fr" fo:country="FR" style:language-asian="es"/>
    </style:style>
    <style:style style:name="P35" style:parent-style-name="Normal" style:family="paragraph">
      <style:paragraph-properties style:line-height-at-least="0.2298in"/>
    </style:style>
    <style:style style:name="T36"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T37"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T38"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T39"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T40"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P41"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42"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43"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44"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45"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46"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47"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48"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49"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50"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51"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52"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53"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54"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55"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56"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57"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58"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59"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60"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61" style:parent-style-name="Normal" style:family="paragraph">
      <style:paragraph-properties fo:text-align="center" style:line-height-at-least="0.2298in"/>
      <style:text-properties style:font-name="Cambria" style:font-name-asian="Times New Roman" fo:font-weight="bold" style:font-weight-asian="bold" fo:color="#FF0000" fo:font-size="26pt" style:font-size-asian="26pt" style:font-size-complex="26pt" style:text-underline-type="single" style:text-underline-style="solid" style:text-underline-width="auto" style:text-underline-mode="continuous" fo:language="fr" fo:country="FR" style:language-asian="es"/>
    </style:style>
    <style:style style:name="P62" style:parent-style-name="Normal" style:family="paragraph">
      <style:paragraph-properties style:line-height-at-least="0.2298in"/>
      <style:text-properties style:font-name="Cambria" style:font-name-asian="Times New Roman" fo:font-weight="bold" style:font-weight-asian="bold" fo:color="#000000" fo:font-size="12pt" style:font-size-asian="12pt" style:font-size-complex="12pt" style:text-underline-type="single" style:text-underline-style="solid" style:text-underline-width="auto" style:text-underline-mode="continuous" fo:language="fr" fo:country="FR" style:language-asian="es"/>
    </style:style>
    <style:style style:name="P63"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64"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65" style:parent-style-name="Normal" style:family="paragraph">
      <style:paragraph-properties style:line-height-at-least="0.2298in"/>
    </style:style>
    <style:style style:name="T66"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T67"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T68"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T69"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P70" style:parent-style-name="Normal" style:family="paragraph">
      <style:paragraph-properties style:line-height-at-least="0.2298in"/>
    </style:style>
    <style:style style:name="T71"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T72"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T73" style:parent-style-name="Policepardéfaut" style:family="text">
      <style:text-properties style:font-name="Cambria" style:font-name-asian="Times New Roman" fo:color="#000000" fo:font-size="12pt" style:font-size-asian="12pt" style:font-size-complex="12pt" fo:language="fr" fo:country="FR" style:language-asian="es"/>
    </style:style>
    <style:style style:name="P74" style:parent-style-name="Normal" style:family="paragraph">
      <style:paragraph-properties style:line-height-at-least="0.2298in"/>
      <style:text-properties style:font-name="Cambria" style:font-name-asian="Times New Roman" fo:color="#000000" fo:font-size="12pt" style:font-size-asian="12pt" style:font-size-complex="12pt" fo:language="fr" fo:country="FR" style:language-asian="es"/>
    </style:style>
    <style:style style:name="P75" style:parent-style-name="NormalWeb" style:family="paragraph">
      <style:paragraph-properties fo:margin-top="0in" fo:margin-bottom="0in" style:line-height-at-least="0.2298in"/>
    </style:style>
    <style:style style:name="T76" style:parent-style-name="Policepardéfaut" style:family="text">
      <style:text-properties style:font-name="Cambria" style:font-name-complex="Arial" fo:color="#000000" fo:language="fr" fo:country="FR"/>
    </style:style>
    <style:style style:name="T77" style:parent-style-name="Policepardéfaut" style:family="text">
      <style:text-properties style:font-name="Cambria" fo:color="#000000" fo:language="fr" fo:country="FR"/>
    </style:style>
    <style:style style:name="T78" style:parent-style-name="Policepardéfaut" style:family="text">
      <style:text-properties style:font-name="Cambria" style:font-name-complex="Arial" fo:color="#000000" fo:language="fr" fo:country="FR"/>
    </style:style>
    <style:style style:name="T79" style:parent-style-name="Policepardéfaut" style:family="text">
      <style:text-properties style:font-name="Cambria" style:font-name-complex="Arial" fo:color="#000000" fo:language="fr" fo:country="FR"/>
    </style:style>
    <style:style style:name="T80" style:parent-style-name="Policepardéfaut" style:family="text">
      <style:text-properties style:font-name="Cambria" fo:color="#000000" fo:language="fr" fo:country="FR"/>
    </style:style>
    <style:style style:name="T81" style:parent-style-name="Policepardéfaut" style:family="text">
      <style:text-properties style:font-name="Cambria" style:font-name-complex="Arial" fo:color="#000000" fo:language="fr" fo:country="FR"/>
    </style:style>
    <style:style style:name="T82" style:parent-style-name="Policepardéfaut" style:family="text">
      <style:text-properties style:font-name="Cambria" fo:color="#000000" fo:language="fr" fo:country="FR"/>
    </style:style>
    <style:style style:name="T83" style:parent-style-name="Policepardéfaut" style:family="text">
      <style:text-properties style:font-name="Cambria" style:font-name-complex="Arial" fo:color="#000000" fo:language="fr" fo:country="FR"/>
    </style:style>
    <style:style style:name="T84" style:parent-style-name="Policepardéfaut" style:family="text">
      <style:text-properties style:font-name="Cambria" fo:color="#000000" fo:language="fr" fo:country="FR"/>
    </style:style>
    <style:style style:name="T85" style:parent-style-name="Policepardéfaut" style:family="text">
      <style:text-properties style:font-name="Cambria" style:font-name-complex="Arial" fo:color="#000000" fo:language="fr" fo:country="FR"/>
    </style:style>
    <style:style style:name="T86" style:parent-style-name="Policepardéfaut" style:family="text">
      <style:text-properties style:font-name="Cambria" style:font-name-complex="Arial" fo:color="#000000" fo:language="fr" fo:country="FR"/>
    </style:style>
    <style:style style:name="T87" style:parent-style-name="Policepardéfaut" style:family="text">
      <style:text-properties style:font-name="Cambria" fo:color="#000000" fo:language="fr" fo:country="FR"/>
    </style:style>
    <style:style style:name="T88" style:parent-style-name="Policepardéfaut" style:family="text">
      <style:text-properties style:font-name="Cambria" style:font-name-complex="Arial" fo:font-size="11pt" style:font-size-asian="11pt" style:font-size-complex="11pt" fo:language="fr" fo:country="FR"/>
    </style:style>
    <style:style style:name="P89" style:parent-style-name="Normal" style:family="paragraph">
      <style:text-properties style:font-name="Cambria" fo:language="fr" fo:country="FR"/>
    </style:style>
    <style:style style:name="P90" style:parent-style-name="Normal" style:family="paragraph">
      <style:text-properties style:font-name="Cambria" fo:language="fr" fo:country="FR"/>
    </style:style>
    <style:style style:name="P91" style:parent-style-name="Normal" style:family="paragraph">
      <style:text-properties style:font-name="Cambria" fo:language="fr" fo:country="FR"/>
    </style:style>
    <style:style style:name="P92" style:parent-style-name="Normal" style:family="paragraph">
      <style:paragraph-properties fo:text-align="center"/>
      <style:text-properties style:font-name="Cambria" fo:font-weight="bold" style:font-weight-asian="bold" fo:color="#FF0000" fo:font-size="22pt" style:font-size-asian="22pt" style:font-size-complex="22pt" style:text-underline-type="single" style:text-underline-style="solid" style:text-underline-width="auto" style:text-underline-mode="continuous" fo:language="fr" fo:country="FR"/>
    </style:style>
    <style:style style:name="TableColumn94" style:family="table-column">
      <style:table-column-properties style:column-width="2.1319in"/>
    </style:style>
    <style:style style:name="TableColumn95" style:family="table-column">
      <style:table-column-properties style:column-width="2.1326in"/>
    </style:style>
    <style:style style:name="TableColumn96" style:family="table-column">
      <style:table-column-properties style:column-width="2.1326in"/>
    </style:style>
    <style:style style:name="Table93" style:family="table">
      <style:table-properties style:width="6.3972in" fo:margin-left="0in" table:align="left"/>
    </style:style>
    <style:style style:name="TableRow97" style:family="table-row">
      <style:table-row-properties/>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margin-bottom="0in" fo:line-height="100%"/>
      <style:text-properties style:font-name="Cambria" fo:background-color="#C0C0C0" fo:language="fr" fo:country="FR"/>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paragraph-properties fo:margin-bottom="0in" fo:line-height="100%"/>
      <style:text-properties style:font-name="Cambria" fo:background-color="#C0C0C0" fo:language="fr" fo:country="FR"/>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margin-bottom="0in" fo:line-height="100%"/>
      <style:text-properties style:font-name="Cambria" fo:background-color="#C0C0C0" fo:language="fr" fo:country="FR"/>
    </style:style>
    <style:style style:name="P104" style:parent-style-name="Normal" style:family="paragraph">
      <style:paragraph-properties fo:margin-bottom="0in" fo:line-height="100%"/>
      <style:text-properties style:font-name="Cambria" fo:background-color="#C0C0C0" fo:language="fr" fo:country="FR"/>
    </style:style>
    <style:style style:name="P105" style:parent-style-name="Normal" style:family="paragraph">
      <style:paragraph-properties fo:margin-bottom="0in" fo:line-height="100%"/>
      <style:text-properties style:font-name="Cambria" fo:background-color="#C0C0C0" fo:language="fr" fo:country="FR"/>
    </style:style>
    <style:style style:name="P106" style:parent-style-name="Normal" style:family="paragraph">
      <style:paragraph-properties fo:margin-bottom="0in" fo:line-height="100%"/>
      <style:text-properties style:font-name="Cambria" fo:background-color="#C0C0C0" fo:language="fr" fo:country="FR"/>
    </style:style>
    <style:style style:name="TableRow107" style:family="table-row">
      <style:table-row-properties/>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margin-bottom="0in" fo:line-height="100%"/>
    </style:style>
    <style:style style:name="T110" style:parent-style-name="Policepardéfaut" style:family="text">
      <style:text-properties style:font-name="Cambria" fo:font-weight="bold" style:font-weight-asian="bold" fo:text-shadow="0.0013in 0.0215in 0.027in #4F81BD" fo:color="#4F81BD" fo:letter-spacing="0.0138in" fo:language="fr" fo:country="FR"/>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margin-bottom="0in" fo:line-height="100%"/>
      <style:text-properties style:font-name="Cambria" fo:language="fr" fo:country="FR"/>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paragraph-properties fo:margin-bottom="0in" fo:line-height="100%"/>
      <style:text-properties style:font-name="Cambria" fo:language="fr" fo:country="FR"/>
    </style:style>
    <style:style style:name="TableRow115" style:family="table-row">
      <style:table-row-properties/>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margin-bottom="0in" fo:line-height="100%"/>
    </style:style>
    <style:style style:name="T118" style:parent-style-name="Policepardéfaut" style:family="text">
      <style:text-properties style:font-name="Cambria" fo:font-weight="bold" style:font-weight-asian="bold" fo:text-shadow="0.0013in 0.0215in 0.027in #4F81BD" fo:color="#4F81BD" fo:letter-spacing="0.0138in"/>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bottom="0in" fo:line-height="100%"/>
      <style:text-properties style:font-name="Cambria" fo:language="fr" fo:country="FR"/>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fo:margin-bottom="0in" fo:line-height="100%"/>
      <style:text-properties style:font-name="Cambria" fo:language="fr" fo:country="FR"/>
    </style:style>
    <style:style style:name="TableRow123" style:family="table-row">
      <style:table-row-properties/>
    </style:style>
    <style:style style:name="TableCell124" style:family="table-cell">
      <style:table-cell-properties fo:border="0.0069in solid #000000" fo:padding-top="0in" fo:padding-left="0.075in" fo:padding-bottom="0in" fo:padding-right="0.075in"/>
    </style:style>
    <style:style style:name="P125" style:parent-style-name="NormalWeb" style:family="paragraph">
      <style:paragraph-properties fo:margin-top="0in" fo:margin-bottom="0in" style:line-height-at-least="0.2298in"/>
    </style:style>
    <style:style style:name="T126" style:parent-style-name="Policepardéfaut" style:family="text">
      <style:text-properties style:font-name="Cambria" fo:font-weight="bold" style:font-weight-asian="bold" fo:text-shadow="0.0013in 0.0215in 0.027in #4F81BD" fo:color="#4F81BD" fo:letter-spacing="0.0138in" fo:language="fr" fo:country="FR"/>
    </style:style>
    <style:style style:name="P127" style:parent-style-name="Normal" style:family="paragraph">
      <style:paragraph-properties fo:margin-bottom="0in" fo:line-height="100%"/>
      <style:text-properties style:font-name="Cambria" fo:language="fr" fo:country="FR"/>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margin-bottom="0in" fo:line-height="100%"/>
      <style:text-properties style:font-name="Cambria" fo:language="fr" fo:country="FR"/>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bottom="0in" fo:line-height="100%"/>
      <style:text-properties style:font-name="Cambria" fo:language="fr" fo:country="FR"/>
    </style:style>
    <style:style style:name="TableRow132" style:family="table-row">
      <style:table-row-properties/>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margin-bottom="0in" fo:line-height="100%"/>
    </style:style>
    <style:style style:name="T135" style:parent-style-name="Policepardéfaut" style:family="text">
      <style:text-properties style:font-name="Cambria" fo:font-weight="bold" style:font-weight-asian="bold" fo:text-shadow="0.0013in 0.0215in 0.027in #4F81BD" fo:color="#4F81BD" fo:letter-spacing="0.0138in" fo:language="fr" fo:country="FR"/>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margin-bottom="0in" fo:line-height="100%"/>
      <style:text-properties style:font-name="Cambria" fo:language="fr" fo:country="FR"/>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margin-bottom="0in" fo:line-height="100%"/>
      <style:text-properties style:font-name="Cambria" fo:language="fr" fo:country="FR"/>
    </style:style>
    <style:style style:name="TableRow140" style:family="table-row">
      <style:table-row-properties/>
    </style:style>
    <style:style style:name="TableCell141" style:family="table-cell">
      <style:table-cell-properties fo:border="0.0069in solid #000000" fo:padding-top="0in" fo:padding-left="0.075in" fo:padding-bottom="0in" fo:padding-right="0.075in"/>
    </style:style>
    <style:style style:name="P142" style:parent-style-name="NormalWeb" style:family="paragraph">
      <style:paragraph-properties fo:margin-top="0in" fo:margin-bottom="0in" style:line-height-at-least="0.2298in"/>
    </style:style>
    <style:style style:name="T143" style:parent-style-name="Policepardéfaut" style:family="text">
      <style:text-properties style:font-name="Cambria" fo:color="#000000" fo:language="fr" fo:country="FR"/>
    </style:style>
    <style:style style:name="P144" style:parent-style-name="Normal" style:family="paragraph">
      <style:paragraph-properties fo:margin-bottom="0in" fo:line-height="100%"/>
      <style:text-properties style:font-name="Cambria" fo:language="fr" fo:country="FR"/>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paragraph-properties fo:margin-bottom="0in" fo:line-height="100%"/>
      <style:text-properties style:font-name="Cambria" fo:language="fr" fo:country="FR"/>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margin-bottom="0in" fo:line-height="100%"/>
      <style:text-properties style:font-name="Cambria" fo:language="fr" fo:country="FR"/>
    </style:style>
    <style:style style:name="TableRow149" style:family="table-row">
      <style:table-row-properties/>
    </style:style>
    <style:style style:name="TableCell150" style:family="table-cell">
      <style:table-cell-properties fo:border="0.0069in solid #000000" fo:padding-top="0in" fo:padding-left="0.075in" fo:padding-bottom="0in" fo:padding-right="0.075in"/>
    </style:style>
    <style:style style:name="P151" style:parent-style-name="NormalWeb" style:family="paragraph">
      <style:paragraph-properties fo:margin-top="0in" fo:margin-bottom="0in" style:line-height-at-least="0.2298in"/>
      <style:text-properties style:font-name="Cambria" fo:color="#000000" fo:language="fr" fo:country="FR"/>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fo:margin-bottom="0in" fo:line-height="100%"/>
      <style:text-properties style:font-name="Cambria" fo:language="fr" fo:country="FR"/>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margin-bottom="0in" fo:line-height="100%"/>
      <style:text-properties style:font-name="Cambria" fo:language="fr" fo:country="FR"/>
    </style:style>
    <style:style style:name="TableRow156" style:family="table-row">
      <style:table-row-properties/>
    </style:style>
    <style:style style:name="TableCell157" style:family="table-cell">
      <style:table-cell-properties fo:border="0.0069in solid #000000" fo:padding-top="0in" fo:padding-left="0.075in" fo:padding-bottom="0in" fo:padding-right="0.075in"/>
    </style:style>
    <style:style style:name="P158" style:parent-style-name="NormalWeb" style:family="paragraph">
      <style:paragraph-properties fo:margin-top="0in" fo:margin-bottom="0in" style:line-height-at-least="0.2298in"/>
      <style:text-properties style:font-name="Cambria" fo:color="#000000" fo:language="fr" fo:country="FR"/>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bottom="0in" fo:line-height="100%"/>
      <style:text-properties style:font-name="Cambria" fo:language="fr" fo:country="FR"/>
    </style:style>
    <style:style style:name="TableCell161" style:family="table-cell">
      <style:table-cell-properties fo:border="0.0069in solid #000000" fo:padding-top="0in" fo:padding-left="0.075in" fo:padding-bottom="0in" fo:padding-right="0.075in"/>
    </style:style>
    <style:style style:name="P162" style:parent-style-name="Normal" style:family="paragraph">
      <style:paragraph-properties fo:margin-bottom="0in" fo:line-height="100%"/>
      <style:text-properties style:font-name="Cambria" fo:language="fr" fo:country="FR"/>
    </style:style>
    <style:style style:name="TableRow163" style:family="table-row">
      <style:table-row-properties/>
    </style:style>
    <style:style style:name="TableCell164" style:family="table-cell">
      <style:table-cell-properties fo:border="0.0069in solid #000000" fo:padding-top="0in" fo:padding-left="0.075in" fo:padding-bottom="0in" fo:padding-right="0.075in"/>
    </style:style>
    <style:style style:name="P165" style:parent-style-name="NormalWeb" style:family="paragraph">
      <style:paragraph-properties fo:margin-top="0in" fo:margin-bottom="0in" style:line-height-at-least="0.2298in"/>
      <style:text-properties style:font-name="Cambria" fo:color="#000000" fo:language="fr" fo:country="FR"/>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bottom="0in" fo:line-height="100%"/>
    </style:style>
    <style:style style:name="T168" style:parent-style-name="Policepardéfaut" style:family="text">
      <style:text-properties style:font-name="Cambria" fo:color="#000000"/>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bottom="0in" fo:line-height="100%"/>
      <style:text-properties style:font-name="Cambria" fo:language="fr" fo:country="FR"/>
    </style:style>
    <style:style style:name="TableRow171" style:family="table-row">
      <style:table-row-properties/>
    </style:style>
    <style:style style:name="TableCell172" style:family="table-cell">
      <style:table-cell-properties fo:border="0.0069in solid #000000" fo:padding-top="0in" fo:padding-left="0.075in" fo:padding-bottom="0in" fo:padding-right="0.075in"/>
    </style:style>
    <style:style style:name="P173" style:parent-style-name="NormalWeb" style:family="paragraph">
      <style:paragraph-properties fo:margin-top="0in" fo:margin-bottom="0in" style:line-height-at-least="0.2298in"/>
      <style:text-properties style:font-name="Cambria" fo:color="#000000" fo:language="fr" fo:country="FR"/>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margin-bottom="0in" fo:line-height="100%"/>
    </style:style>
    <style:style style:name="T176" style:parent-style-name="Policepardéfaut" style:family="text">
      <style:text-properties style:font-name="Cambria" fo:color="#000000"/>
    </style:style>
    <style:style style:name="TableCell177" style:family="table-cell">
      <style:table-cell-properties fo:border="0.0069in solid #000000" fo:padding-top="0in" fo:padding-left="0.075in" fo:padding-bottom="0in" fo:padding-right="0.075in"/>
    </style:style>
    <style:style style:name="P178" style:parent-style-name="Normal" style:family="paragraph">
      <style:paragraph-properties fo:margin-bottom="0in" fo:line-height="100%"/>
      <style:text-properties style:font-name="Cambria" fo:language="fr" fo:country="FR"/>
    </style:style>
    <style:style style:name="TableRow179" style:family="table-row">
      <style:table-row-properties/>
    </style:style>
    <style:style style:name="TableCell180" style:family="table-cell">
      <style:table-cell-properties fo:border="0.0069in solid #000000" fo:padding-top="0in" fo:padding-left="0.075in" fo:padding-bottom="0in" fo:padding-right="0.075in"/>
    </style:style>
    <style:style style:name="P181" style:parent-style-name="NormalWeb" style:family="paragraph">
      <style:paragraph-properties fo:margin-top="0in" fo:margin-bottom="0in" style:line-height-at-least="0.2298in"/>
      <style:text-properties style:font-name="Cambria" fo:font-weight="bold" style:font-weight-asian="bold" fo:text-shadow="0.0013in 0.0215in 0.027in #4F81BD" fo:color="#4F81BD" fo:letter-spacing="0.0138in" fo:language="fr" fo:country="FR"/>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paragraph-properties fo:margin-bottom="0in" fo:line-height="100%"/>
    </style:style>
    <style:style style:name="T184" style:parent-style-name="Policepardéfaut" style:family="text">
      <style:text-properties style:font-name="Cambria" fo:color="#000000"/>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margin-bottom="0in" fo:line-height="100%"/>
      <style:text-properties style:font-name="Cambria" fo:language="fr" fo:country="FR"/>
    </style:style>
    <style:style style:name="TableRow187" style:family="table-row">
      <style:table-row-properties/>
    </style:style>
    <style:style style:name="TableCell188" style:family="table-cell">
      <style:table-cell-properties fo:border="0.0069in solid #000000" fo:padding-top="0in" fo:padding-left="0.075in" fo:padding-bottom="0in" fo:padding-right="0.075in"/>
    </style:style>
    <style:style style:name="P189" style:parent-style-name="NormalWeb" style:family="paragraph">
      <style:paragraph-properties fo:margin-top="0in" fo:margin-bottom="0in" style:line-height-at-least="0.2298in"/>
      <style:text-properties style:font-name="Cambria" fo:font-weight="bold" style:font-weight-asian="bold" fo:text-shadow="0.0013in 0.0215in 0.027in #4F81BD" fo:color="#4F81BD" fo:letter-spacing="0.0138in" fo:language="fr" fo:country="FR"/>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paragraph-properties fo:margin-bottom="0in" fo:line-height="100%"/>
    </style:style>
    <style:style style:name="T192" style:parent-style-name="Policepardéfaut" style:family="text">
      <style:text-properties style:font-name="Cambria" fo:color="#000000"/>
    </style:style>
    <style:style style:name="TableCell193" style:family="table-cell">
      <style:table-cell-properties fo:border="0.0069in solid #000000" fo:padding-top="0in" fo:padding-left="0.075in" fo:padding-bottom="0in" fo:padding-right="0.075in"/>
    </style:style>
    <style:style style:name="P194" style:parent-style-name="Normal" style:family="paragraph">
      <style:paragraph-properties fo:margin-bottom="0in" fo:line-height="100%"/>
      <style:text-properties style:font-name="Cambria" fo:language="fr" fo:country="FR"/>
    </style:style>
    <style:style style:name="P195" style:parent-style-name="Normal" style:family="paragraph">
      <style:text-properties style:font-name="Cambria" fo:language="fr" fo:country="FR"/>
    </style:style>
    <style:style style:name="P196" style:parent-style-name="Normal" style:family="paragraph">
      <style:text-properties style:font-name="Cambria" fo:language="fr" fo:country="FR"/>
    </style:style>
    <style:style style:name="P197" style:parent-style-name="Normal" style:family="paragraph">
      <style:text-properties style:font-name="Cambria" fo:language="fr" fo:country="FR"/>
    </style:style>
    <style:style style:name="P198" style:parent-style-name="Normal" style:family="paragraph">
      <style:text-properties style:font-name="Cambria" fo:language="fr" fo:country="FR"/>
    </style:style>
    <style:style style:name="P199" style:parent-style-name="Normal" style:family="paragraph">
      <style:paragraph-properties fo:text-align="center"/>
      <style:text-properties style:font-name="Cambria" fo:font-weight="bold" style:font-weight-asian="bold" fo:color="#FF0000" fo:font-size="26pt" style:font-size-asian="26pt" style:font-size-complex="26pt" style:text-underline-type="single" style:text-underline-style="solid" style:text-underline-width="auto" style:text-underline-mode="continuous" fo:language="fr" fo:country="FR"/>
    </style:style>
    <style:style style:name="P200" style:parent-style-name="Normal" style:family="paragraph">
      <style:text-properties style:font-name="Cambria" fo:language="fr" fo:country="FR"/>
    </style:style>
    <style:style style:name="P201" style:parent-style-name="Normal" style:family="paragraph">
      <style:paragraph-properties fo:text-align="justify"/>
      <style:text-properties style:font-name="Cambria" fo:language="fr" fo:country="FR"/>
    </style:style>
    <style:style style:name="T202" style:parent-style-name="Policepardéfaut" style:family="text">
      <style:text-properties style:font-name="Cambria" fo:background-color="#FFFF00" fo:language="fr" fo:country="FR"/>
    </style:style>
    <style:style style:name="T203" style:parent-style-name="Policepardéfaut" style:family="text">
      <style:text-properties style:font-name="Cambria" fo:background-color="#FFFF00" fo:language="fr" fo:country="FR"/>
    </style:style>
    <style:style style:name="P204" style:parent-style-name="Normal" style:family="paragraph">
      <style:text-properties style:font-name="Cambria" fo:language="fr" fo:country="FR"/>
    </style:style>
    <style:style style:name="P205" style:parent-style-name="Normal" style:family="paragraph">
      <style:text-properties style:font-name="Cambria" fo:language="fr" fo:country="FR"/>
    </style:style>
    <style:style style:name="P206" style:parent-style-name="Normal" style:family="paragraph">
      <style:text-properties style:font-name="Cambria" fo:language="fr" fo:country="FR"/>
    </style:style>
    <style:style style:name="P207" style:parent-style-name="Normal" style:family="paragraph">
      <style:text-properties style:font-name="Cambria" fo:language="fr" fo:country="FR"/>
    </style:style>
    <style:style style:name="P208" style:parent-style-name="Normal" style:family="paragraph">
      <style:text-properties style:font-name="Cambria" fo:language="fr" fo:country="FR"/>
    </style:style>
    <style:style style:name="P209" style:parent-style-name="Normal" style:family="paragraph">
      <style:text-properties style:font-name="Cambria" fo:language="fr" fo:country="FR"/>
    </style:style>
    <style:style style:name="P210" style:parent-style-name="Normal" style:family="paragraph">
      <style:text-properties style:font-name="Cambria" fo:language="fr" fo:country="FR"/>
    </style:style>
    <style:style style:name="P211" style:parent-style-name="Normal" style:family="paragraph">
      <style:text-properties style:font-name="Cambria" fo:language="fr" fo:country="FR"/>
    </style:style>
    <style:style style:name="P212" style:parent-style-name="Normal" style:family="paragraph">
      <style:text-properties style:font-name="Cambria" fo:language="fr" fo:country="FR"/>
    </style:style>
    <style:style style:name="P213" style:parent-style-name="Normal" style:family="paragraph">
      <style:text-properties style:font-name="Cambria" fo:language="fr" fo:country="FR"/>
    </style:style>
    <style:style style:name="P214" style:parent-style-name="Normal" style:family="paragraph">
      <style:text-properties style:font-name="Cambria" fo:language="fr" fo:country="FR"/>
    </style:style>
    <style:style style:name="P215" style:parent-style-name="Normal" style:family="paragraph">
      <style:text-properties style:font-name="Cambria" fo:language="fr" fo:country="FR"/>
    </style:style>
    <style:style style:name="P216" style:parent-style-name="Normal" style:family="paragraph">
      <style:text-properties style:font-name="Cambria" fo:language="fr" fo:country="FR"/>
    </style:style>
    <style:style style:name="P217" style:parent-style-name="Normal" style:family="paragraph">
      <style:text-properties style:font-name="Cambria" fo:language="fr" fo:country="FR"/>
    </style:style>
    <style:style style:name="P218" style:parent-style-name="Normal" style:family="paragraph">
      <style:text-properties style:font-name="Cambria" fo:language="fr" fo:country="FR"/>
    </style:style>
    <style:style style:name="P219" style:parent-style-name="Normal" style:family="paragraph">
      <style:text-properties style:font-name="Cambria" fo:language="fr" fo:country="FR"/>
    </style:style>
    <style:style style:name="P220" style:parent-style-name="Normal" style:family="paragraph">
      <style:text-properties style:font-name="Cambria" fo:language="fr" fo:country="FR"/>
    </style:style>
    <style:style style:name="P221" style:parent-style-name="Normal" style:family="paragraph">
      <style:text-properties style:font-name="Cambria" fo:language="fr" fo:country="FR"/>
    </style:style>
    <style:style style:name="P222" style:parent-style-name="Normal" style:family="paragraph">
      <style:text-properties style:font-name="Cambria" fo:language="fr" fo:country="FR"/>
    </style:style>
    <style:style style:name="P223" style:parent-style-name="Normal" style:family="paragraph">
      <style:text-properties style:font-name="Cambria" fo:language="fr" fo:country="FR"/>
    </style:style>
    <style:style style:name="P224" style:parent-style-name="Normal" style:family="paragraph">
      <style:text-properties style:font-name="Cambria" fo:language="fr" fo:country="FR"/>
    </style:style>
    <style:style style:name="P225" style:parent-style-name="Normal" style:family="paragraph">
      <style:text-properties style:font-name="Cambria" fo:language="fr" fo:country="FR"/>
    </style:style>
    <style:style style:name="P226" style:parent-style-name="Normal" style:family="paragraph">
      <style:text-properties style:font-name="Cambria" fo:language="fr" fo:country="FR"/>
    </style:style>
    <style:style style:name="P227" style:parent-style-name="Normal" style:family="paragraph">
      <style:text-properties style:font-name="Cambria" fo:language="fr" fo:country="FR"/>
    </style:style>
    <style:style style:name="P228" style:parent-style-name="Normal" style:family="paragraph">
      <style:text-properties style:font-name="Cambria" fo:language="fr" fo:country="FR"/>
    </style:style>
    <style:style style:name="P229" style:parent-style-name="Normal" style:family="paragraph">
      <style:text-properties style:font-name="Cambria" fo:language="fr" fo:country="FR"/>
    </style:style>
    <style:style style:name="P230" style:parent-style-name="Normal" style:family="paragraph">
      <style:text-properties style:font-name="Cambria" fo:language="fr" fo:country="FR"/>
    </style:style>
    <style:style style:name="P231" style:parent-style-name="Normal" style:family="paragraph">
      <style:text-properties style:font-name="Cambria" fo:language="fr" fo:country="FR"/>
    </style:style>
    <style:style style:name="P232" style:parent-style-name="Normal" style:family="paragraph">
      <style:text-properties style:font-name="Cambria" fo:language="fr" fo:country="FR"/>
    </style:style>
    <style:style style:name="P233" style:parent-style-name="Normal" style:family="paragraph">
      <style:text-properties style:font-name="Cambria" fo:language="fr" fo:country="FR"/>
    </style:style>
    <style:style style:name="P234" style:parent-style-name="Normal" style:family="paragraph">
      <style:text-properties style:font-name="Cambria" fo:language="fr" fo:country="FR"/>
    </style:style>
    <style:style style:name="P235" style:parent-style-name="Normal" style:family="paragraph">
      <style:text-properties style:font-name="Cambria" fo:language="fr" fo:country="FR"/>
    </style:style>
    <style:style style:name="P236" style:parent-style-name="Normal" style:family="paragraph">
      <style:text-properties style:font-name="Cambria" fo:language="fr" fo:country="FR"/>
    </style:style>
    <style:style style:name="P237" style:parent-style-name="Normal" style:family="paragraph">
      <style:text-properties style:font-name="Cambria" fo:language="fr" fo:country="FR"/>
    </style:style>
    <style:style style:name="P238" style:parent-style-name="Normal" style:family="paragraph">
      <style:text-properties style:font-name="Cambria" fo:language="fr" fo:country="FR"/>
    </style:style>
    <style:style style:name="P239" style:parent-style-name="Normal" style:family="paragraph">
      <style:text-properties style:font-name="Cambria" fo:language="fr" fo:country="FR"/>
    </style:style>
    <style:style style:name="P240" style:parent-style-name="Normal" style:family="paragraph">
      <style:text-properties style:font-name="Cambria" fo:language="fr" fo:country="FR"/>
    </style:style>
    <style:style style:name="P241" style:parent-style-name="Normal" style:family="paragraph">
      <style:text-properties style:font-name="Cambria" fo:language="fr" fo:country="FR"/>
    </style:style>
    <style:style style:name="P242" style:parent-style-name="Normal" style:family="paragraph">
      <style:text-properties style:font-name="Cambria" fo:language="fr" fo:country="FR"/>
    </style:style>
    <style:style style:name="P243" style:parent-style-name="Normal" style:family="paragraph">
      <style:text-properties style:font-name="Cambria" fo:language="fr" fo:country="FR"/>
    </style:style>
    <style:style style:name="P244" style:parent-style-name="Normal" style:family="paragraph">
      <style:text-properties style:font-name="Cambria" fo:language="fr" fo:country="FR"/>
    </style:style>
    <style:style style:name="P245" style:parent-style-name="Normal" style:family="paragraph">
      <style:text-properties style:font-name="Cambria" fo:language="fr" fo:country="FR"/>
    </style:style>
    <style:style style:name="P246" style:parent-style-name="Normal" style:family="paragraph">
      <style:text-properties style:font-name="Cambria" fo:language="fr" fo:country="FR"/>
    </style:style>
    <style:style style:name="P247" style:parent-style-name="Normal" style:family="paragraph">
      <style:text-properties style:font-name="Cambria" fo:language="fr" fo:country="FR"/>
    </style:style>
    <style:style style:name="P248" style:parent-style-name="Normal" style:family="paragraph">
      <style:paragraph-properties fo:text-align="center"/>
      <style:text-properties style:font-name="Cambria" fo:font-weight="bold" style:font-weight-asian="bold" fo:color="#FF0000" fo:font-size="26pt" style:font-size-asian="26pt" style:font-size-complex="26pt" style:text-underline-type="single" style:text-underline-style="solid" style:text-underline-width="auto" style:text-underline-mode="continuous" fo:language="fr" fo:country="FR"/>
    </style:style>
    <style:style style:name="P249" style:parent-style-name="Normal" style:family="paragraph">
      <style:text-properties style:font-name="Cambria" fo:language="fr" fo:country="FR"/>
    </style:style>
    <style:style style:name="P250" style:parent-style-name="Normal" style:family="paragraph">
      <style:text-properties style:font-name="Cambria" fo:language="fr" fo:country="FR"/>
    </style:style>
    <style:style style:name="P251" style:parent-style-name="Normal" style:family="paragraph">
      <style:text-properties style:font-name="Cambria" fo:language="fr" fo:country="FR"/>
    </style:style>
    <style:style style:name="P252" style:parent-style-name="Normal" style:family="paragraph">
      <style:text-properties style:font-name="Cambria" fo:language="fr" fo:country="FR"/>
    </style:style>
    <style:style style:name="P253" style:parent-style-name="Normal" style:family="paragraph">
      <style:text-properties style:font-name="Cambria" fo:language="fr" fo:country="FR"/>
    </style:style>
    <style:style style:name="P254" style:parent-style-name="Normal" style:family="paragraph">
      <style:text-properties style:font-name="Cambria" fo:language="fr" fo:country="FR"/>
    </style:style>
    <style:style style:name="P255" style:parent-style-name="Normal" style:family="paragraph">
      <style:text-properties style:font-name="Cambria" fo:language="fr" fo:country="FR"/>
    </style:style>
    <style:style style:name="P256" style:parent-style-name="Normal" style:family="paragraph">
      <style:text-properties style:font-name="Cambria" fo:language="fr" fo:country="FR"/>
    </style:style>
    <style:style style:name="P257" style:parent-style-name="Normal" style:family="paragraph">
      <style:text-properties style:font-name="Cambria" fo:language="fr" fo:country="FR"/>
    </style:style>
    <style:style style:name="P258" style:parent-style-name="Normal" style:family="paragraph">
      <style:text-properties style:font-name="Cambria" fo:language="fr" fo:country="FR"/>
    </style:style>
    <style:style style:name="P259" style:parent-style-name="Normal" style:family="paragraph">
      <style:text-properties style:font-name="Cambria" fo:language="fr" fo:country="FR"/>
    </style:style>
    <style:style style:name="P260" style:parent-style-name="Normal" style:family="paragraph">
      <style:text-properties style:font-name="Cambria" fo:language="fr" fo:country="FR"/>
    </style:style>
    <style:style style:name="P261" style:parent-style-name="Normal" style:family="paragraph">
      <style:text-properties style:font-name="Cambria" fo:language="fr" fo:country="FR"/>
    </style:style>
    <style:style style:name="P262" style:parent-style-name="Normal" style:family="paragraph">
      <style:text-properties style:font-name="Cambria" fo:language="fr" fo:country="FR"/>
    </style:style>
    <style:style style:name="P263" style:parent-style-name="Normal" style:family="paragraph">
      <style:text-properties style:font-name="Cambria" fo:language="fr" fo:country="FR"/>
    </style:style>
    <style:style style:name="P264" style:parent-style-name="Normal" style:family="paragraph">
      <style:text-properties style:font-name="Cambria" fo:language="fr" fo:country="FR"/>
    </style:style>
    <style:style style:name="P265" style:parent-style-name="Normal" style:family="paragraph">
      <style:text-properties style:font-name="Cambria" fo:language="fr" fo:country="FR"/>
    </style:style>
    <style:style style:name="P266" style:parent-style-name="Normal" style:family="paragraph">
      <style:text-properties style:font-name="Cambria" fo:language="fr" fo:country="FR"/>
    </style:style>
    <style:style style:name="P267" style:parent-style-name="Normal" style:family="paragraph">
      <style:text-properties style:font-name="Cambria" fo:language="fr" fo:country="FR"/>
    </style:style>
    <style:style style:name="P268" style:parent-style-name="Normal" style:family="paragraph">
      <style:text-properties style:font-name="Cambria" fo:language="fr" fo:country="FR"/>
    </style:style>
    <style:style style:name="P269" style:parent-style-name="Normal" style:family="paragraph">
      <style:text-properties style:font-name="Cambria" fo:language="fr" fo:country="FR"/>
    </style:style>
    <style:style style:name="P270" style:parent-style-name="Normal" style:family="paragraph">
      <style:text-properties style:font-name="Cambria" fo:language="fr" fo:country="FR"/>
    </style:style>
    <style:style style:name="P271" style:parent-style-name="Normal" style:family="paragraph">
      <style:text-properties style:font-name="Cambria" fo:language="fr" fo:country="FR"/>
    </style:style>
    <style:style style:name="P272" style:parent-style-name="Normal" style:family="paragraph">
      <style:text-properties style:font-name="Cambria" fo:language="fr" fo:country="FR"/>
    </style:style>
    <style:style style:name="P273" style:parent-style-name="Normal" style:family="paragraph">
      <style:text-properties style:font-name="Cambria" fo:language="fr" fo:country="FR"/>
    </style:style>
    <style:style style:name="P274" style:parent-style-name="Normal" style:family="paragraph">
      <style:text-properties style:font-name="Cambria" fo:language="fr" fo:country="FR"/>
    </style:style>
    <style:style style:name="P275" style:parent-style-name="Normal" style:family="paragraph">
      <style:paragraph-properties fo:text-align="center"/>
      <style:text-properties style:font-name="Cambria" fo:font-weight="bold" style:font-weight-asian="bold" fo:color="#FF0000" fo:font-size="26pt" style:font-size-asian="26pt" style:font-size-complex="26pt" style:text-underline-type="single" style:text-underline-style="solid" style:text-underline-width="auto" style:text-underline-mode="continuous" fo:language="fr" fo:country="FR"/>
    </style:style>
    <style:style style:name="P276" style:parent-style-name="Normal" style:family="paragraph">
      <style:text-properties style:font-name="Cambria" fo:language="fr" fo:country="FR"/>
    </style:style>
    <style:style style:name="P277" style:parent-style-name="Normal" style:family="paragraph">
      <style:text-properties style:font-name="Cambria" fo:language="fr" fo:country="FR"/>
    </style:style>
    <style:style style:name="P278" style:parent-style-name="Normal" style:family="paragraph">
      <style:text-properties style:font-name="Cambria" fo:language="fr" fo:country="FR"/>
    </style:style>
    <style:style style:name="P279" style:parent-style-name="Normal" style:family="paragraph">
      <style:text-properties style:font-name="Cambria" fo:language="fr" fo:country="FR"/>
    </style:style>
    <style:style style:name="P280" style:parent-style-name="Normal" style:family="paragraph">
      <style:text-properties style:font-name="Cambria" fo:language="fr" fo:country="FR"/>
    </style:style>
    <style:style style:name="P281" style:parent-style-name="Normal" style:family="paragraph">
      <style:text-properties style:font-name="Cambria" fo:language="fr" fo:country="FR"/>
    </style:style>
    <style:style style:name="P282" style:parent-style-name="Normal" style:family="paragraph">
      <style:text-properties style:font-name="Cambria" fo:language="fr" fo:country="FR"/>
    </style:style>
    <style:style style:name="P283" style:parent-style-name="Normal" style:family="paragraph">
      <style:text-properties style:font-name="Cambria" fo:language="fr" fo:country="FR"/>
    </style:style>
    <style:style style:name="P284" style:parent-style-name="Normal" style:family="paragraph">
      <style:text-properties style:font-name="Cambria" fo:language="fr" fo:country="FR"/>
    </style:style>
    <style:style style:name="P285" style:parent-style-name="Normal" style:family="paragraph">
      <style:text-properties style:font-name="Cambria" fo:language="fr" fo:country="FR"/>
    </style:style>
    <style:style style:name="P286" style:parent-style-name="Normal" style:family="paragraph">
      <style:text-properties style:font-name="Cambria" fo:language="fr" fo:country="FR"/>
    </style:style>
    <style:style style:name="P287" style:parent-style-name="Normal" style:family="paragraph">
      <style:text-properties style:font-name="Cambria" fo:language="fr" fo:country="FR"/>
    </style:style>
    <style:style style:name="P288" style:parent-style-name="Normal" style:family="paragraph">
      <style:text-properties style:font-name="Cambria" fo:language="fr" fo:country="FR"/>
    </style:style>
    <style:style style:name="P289" style:parent-style-name="Normal" style:family="paragraph">
      <style:text-properties style:font-name="Cambria" fo:language="fr" fo:country="FR"/>
    </style:style>
    <style:style style:name="P290" style:parent-style-name="Normal" style:family="paragraph">
      <style:text-properties style:font-name="Cambria" fo:language="fr" fo:country="FR"/>
    </style:style>
    <style:style style:name="P291" style:parent-style-name="Normal" style:family="paragraph">
      <style:text-properties style:font-name="Cambria" fo:language="fr" fo:country="FR"/>
    </style:style>
    <style:style style:name="P292" style:parent-style-name="Normal" style:family="paragraph">
      <style:text-properties style:font-name="Cambria" fo:language="fr" fo:country="FR"/>
    </style:style>
    <style:style style:name="P293" style:parent-style-name="Normal" style:family="paragraph">
      <style:text-properties style:font-name="Cambria" fo:language="fr" fo:country="FR"/>
    </style:style>
    <style:style style:name="P294" style:parent-style-name="Normal" style:family="paragraph">
      <style:text-properties style:font-name="Cambria" fo:language="fr" fo:country="FR"/>
    </style:style>
    <style:style style:name="P295" style:parent-style-name="Normal" style:family="paragraph">
      <style:text-properties style:font-name="Cambria" fo:language="fr" fo:country="FR"/>
    </style:style>
    <style:style style:name="P296" style:parent-style-name="Normal" style:family="paragraph">
      <style:paragraph-properties fo:text-align="center"/>
      <style:text-properties style:font-name="Cambria" fo:font-weight="bold" style:font-weight-asian="bold" fo:color="#FF0000" fo:font-size="26pt" style:font-size-asian="26pt" style:font-size-complex="26pt" style:text-underline-type="single" style:text-underline-style="solid" style:text-underline-width="auto" style:text-underline-mode="continuous" fo:language="fr" fo:country="FR"/>
    </style:style>
    <style:style style:name="P297" style:parent-style-name="Normal" style:family="paragraph">
      <style:text-properties style:font-name="Cambria" fo:language="fr" fo:country="FR"/>
    </style:style>
    <style:style style:name="P298" style:parent-style-name="Normal" style:family="paragraph">
      <style:text-properties style:font-name="Cambria" fo:language="fr" fo:country="FR"/>
    </style:style>
    <style:style style:name="P299" style:parent-style-name="Normal" style:family="paragraph">
      <style:text-properties style:font-name="Cambria" fo:language="fr" fo:country="FR"/>
    </style:style>
    <style:style style:name="P300" style:parent-style-name="Normal" style:family="paragraph">
      <style:text-properties style:font-name="Cambria" fo:language="fr" fo:country="FR"/>
    </style:style>
    <style:style style:name="P301" style:parent-style-name="Normal" style:family="paragraph">
      <style:text-properties style:font-name="Cambria" fo:language="fr" fo:country="FR"/>
    </style:style>
    <style:style style:name="P302" style:parent-style-name="Normal" style:family="paragraph">
      <style:text-properties style:font-name="Cambria" fo:language="fr" fo:country="FR"/>
    </style:style>
    <style:style style:name="P303" style:parent-style-name="Normal" style:family="paragraph">
      <style:text-properties style:font-name="Cambria" fo:language="fr" fo:country="FR"/>
    </style:style>
    <style:style style:name="P304" style:parent-style-name="Normal" style:family="paragraph">
      <style:text-properties style:font-name="Cambria" fo:language="fr" fo:country="FR"/>
    </style:style>
    <style:style style:name="P305" style:parent-style-name="Normal" style:family="paragraph">
      <style:text-properties style:font-name="Cambria" fo:language="fr" fo:country="FR"/>
    </style:style>
    <style:style style:name="P306" style:parent-style-name="Normal" style:family="paragraph">
      <style:text-properties style:font-name="Cambria" fo:language="fr" fo:country="FR"/>
    </style:style>
    <style:style style:name="P307" style:parent-style-name="Normal" style:family="paragraph">
      <style:text-properties style:font-name="Cambria" fo:language="fr" fo:country="FR"/>
    </style:style>
    <style:style style:name="P308" style:parent-style-name="Normal" style:family="paragraph">
      <style:text-properties style:font-name="Cambria" fo:language="fr" fo:country="FR"/>
    </style:style>
    <style:style style:name="P309" style:parent-style-name="Normal" style:family="paragraph">
      <style:text-properties style:font-name="Cambria" fo:language="fr" fo:country="FR"/>
    </style:style>
    <style:style style:name="P310" style:parent-style-name="Normal" style:family="paragraph">
      <style:text-properties style:font-name="Cambria" fo:language="fr" fo:country="FR"/>
    </style:style>
    <style:style style:name="P311" style:parent-style-name="Normal" style:family="paragraph">
      <style:text-properties style:font-name="Cambria" fo:language="fr" fo:country="FR"/>
    </style:style>
    <style:style style:name="P312" style:parent-style-name="Normal" style:family="paragraph">
      <style:text-properties style:font-name="Cambria" fo:language="fr" fo:country="FR"/>
    </style:style>
    <style:style style:name="P313" style:parent-style-name="Normal" style:family="paragraph">
      <style:text-properties style:font-name="Cambria" fo:language="fr" fo:country="FR"/>
    </style:style>
    <style:style style:name="P314" style:parent-style-name="Normal" style:family="paragraph">
      <style:text-properties style:font-name="Cambria" fo:language="fr" fo:country="FR"/>
    </style:style>
    <style:style style:name="P315" style:parent-style-name="Normal" style:family="paragraph">
      <style:text-properties style:font-name="Cambria" fo:language="fr" fo:country="FR"/>
    </style:style>
    <style:style style:name="P316" style:parent-style-name="Normal" style:family="paragraph">
      <style:text-properties style:font-name="Cambria" fo:language="fr" fo:country="FR"/>
    </style:style>
    <style:style style:name="P317" style:parent-style-name="Normal" style:family="paragraph">
      <style:text-properties style:font-name="Cambria" fo:language="fr" fo:country="FR"/>
    </style:style>
    <style:style style:name="P318" style:parent-style-name="Normal" style:family="paragraph">
      <style:text-properties style:font-name="Cambria" fo:language="fr" fo:country="FR"/>
    </style:style>
    <style:style style:name="P319" style:parent-style-name="Normal" style:family="paragraph">
      <style:text-properties style:font-name="Cambria" fo:language="fr" fo:country="FR"/>
    </style:style>
    <style:style style:name="P320" style:parent-style-name="Normal" style:family="paragraph">
      <style:text-properties style:font-name="Cambria" fo:language="fr" fo:country="FR"/>
    </style:style>
    <style:style style:name="P321" style:parent-style-name="Normal" style:family="paragraph">
      <style:text-properties style:font-name="Cambria" fo:language="fr" fo:country="FR"/>
    </style:style>
    <style:style style:name="P322" style:parent-style-name="Normal" style:family="paragraph">
      <style:text-properties style:font-name="Cambria" fo:language="fr" fo:country="FR"/>
    </style:style>
    <style:style style:name="P323" style:parent-style-name="Normal" style:family="paragraph">
      <style:paragraph-properties fo:text-align="center"/>
    </style:style>
    <style:style style:name="T324" style:parent-style-name="Policepardéfaut" style:family="text">
      <style:text-properties style:font-name="Cambria" fo:font-weight="bold" style:font-weight-asian="bold" fo:color="#FF0000" fo:font-size="26pt" style:font-size-asian="26pt" style:font-size-complex="26pt" style:text-underline-type="single" style:text-underline-style="solid" style:text-underline-width="auto" style:text-underline-mode="continuous" fo:language="fr" fo:country="FR"/>
    </style:style>
  </office:automatic-styles>
  <office:body>
    <office:text text:use-soft-page-breaks="true">
      <text:p text:style-name="P1">FanTaTowsY</text:p>
      <text:p text:style-name="P2"/>
      <text:p text:style-name="P3"/>
      <text:p text:style-name="P4"/>
      <text:p text:style-name="P5"><text:span text:style-name="T6">Membres de l’équipe de réalisation :</text:span></text:p>
      <text:list text:style-name="LFO1" text:continue-numbering="true">
        <text:list-item>
          <text:p text:style-name="P7"><text:span text:style-name="T8">Victor</text:span></text:p>
        </text:list-item>
        <text:list-item>
          <text:p text:style-name="P9"><text:span text:style-name="T10">Nathan</text:span></text:p>
        </text:list-item>
        <text:list-item>
          <text:p text:style-name="P11"><text:span text:style-name="T12">Romain</text:span></text:p>
        </text:list-item>
      </text:list>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soft-page-break/>
      <text:p text:style-name="P32">Présentation</text:p>
      <text:p text:style-name="P33"><text:span text:style-name="T34">Règle de notre jeu</text:span></text:p>
      <text:p text:style-name="P35"><text:span text:style-name="T36">Notre idée de jeu consiste à défendre une tour se situant au<text:s/></text:span><text:span text:style-name="T37">centre de notre décor à l’aide d’un canon placé en hauteur. Des ennemis fantastiques arriveront de part et d’autre de notre tour. L’utilisateur du jeu sera au contrôle d’un canon grâce à la souris et devra<text:s/></text:span><text:span text:style-name="T38">viser et tirer avec précision le</text:span><text:span text:style-name="T39"><text:s/>corp des ennemis.</text:span><text:span text:style-name="T40"><text:s/>Le jeu se terminera dès lorsqu’un ennemi atteindra la tour. Le but de notre jeu est donc de défendre au mieux notre tour en essayant de survivre un maximum de temps face aux monstres ainsi qu’aux chevaliers de notre jeu. C’est le cœur de notre sujet.</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Analyse de besoin-Recherche d’idées</text:p>
      <text:p text:style-name="P62">Cahier de charge</text:p>
      <text:p text:style-name="P63">Le but de notre cahier des charges était avant tout d’avoir une vision la plus claire possible de ce que nous voulions réaliser, de planifier notre projet afin de rester organisé le plus<text:s/>possible et ne pas prendre de retard.</text:p>
      <text:p text:style-name="P64">L’objectif était <text:s/>de réaliser notre projet tout en le finalisant le plus complètement possible avec au moins un décor de jeu (pouvant éventuellement évoluer), <text:s/>le déplacement des ennemis vers la tour et de part et d’autre de la tour, la création d’ennemis ainsi que leurs mouvements, la mort des ennemis lorsqu’ils sont touchés par les boulets de canon, le mouvement en pivot du canon, le mouvement des boulets de canon et bien sûr avec le moins de bugs possibles.</text:p>
      <text:p text:style-name="P65"><text:span text:style-name="T66">De plus d</text:span><text:span text:style-name="T67">es améliorations ont été imaginées comme l’apparition de menus (menu d’accueil lorsque l’on démarre le jeu, menu d’améliorations lors d’une pause), l’affichage « Game over» dès lors qu’un ennemi est en contact avec la tour, l’ajout de musique ainsi que de<text:s/></text:span><text:span text:style-name="T68">bruitage, la création de plusieurs niveaux (un par membre du groupe), l’ajout de plusieurs profils d’ennemis avec des apparences différentes. Un système de vie pour la tour et les ennemis et un système de gain d’argent après la mort d’ennemis ont également</text:span><text:span text:style-name="T69"><text:s/>été mis en place.</text:span></text:p>
      <text:p text:style-name="P70"><text:span text:style-name="T71">Si nous sommes plus performants que prévu dans la création de notre jeu, nous envisagerons d’y ajouter des améliorations telles que le développement de notre arsenal : un système de points de vie de notre tour ainsi que des ennemis qui d</text:span><text:span text:style-name="T72">iffèrent selon chaque personnage. Certains seront plus résistants et plus puissants que d’autres. De plus, nous pourrions créer différents environnements de jeu ou encore créer différents types d’ennemis avec diverses apparences et disposant de différentes</text:span><text:span text:style-name="T73"><text:s/>vitesses de déplacements</text:span></text:p>
      <text:p text:style-name="P74">Des jeux comme « age of power » pour le décor ou encore jeux de tir comme « tower defence » <text:s/>nous ont inspirés.<text:s/></text:p>
      <text:p text:style-name="P75"><text:span text:style-name="T76">Les outils utilisés ont été le langage en python sur ordinateur<text:s/></text:span><text:span text:style-name="T77">,<text:s/></text:span><text:span text:style-name="T78">la bibliothèque Tkinter pour réaliser tous les mouv</text:span><text:span text:style-name="T79">ements de notre jeu (la tour, les décors, les ennemis, les boulets)</text:span><text:span text:style-name="T80">,<text:s/></text:span><text:span text:style-name="T81">la bibliothèque Time pour ralentir les mouvements,<text:s/></text:span><text:span text:style-name="T82"><text:s/></text:span><text:span text:style-name="T83">la bibliothèque Maths pour réaliser le déplacement des boulets de canons</text:span><text:span text:style-name="T84"><text:s/>et la bibliothèque PIL pour afficher des images.<text:s/></text:span><text:span text:style-name="T85">Nous nous<text:s/></text:span><text:span text:style-name="T86">sommes aidés d’Internet pour développer nos programmes</text:span><text:span text:style-name="T87"><text:s/>avec par exemple les cours de programmation « </text:span><text:span text:style-name="T88">OpenClassrooms » .</text:span></text:p>
      <text:p text:style-name="P89"/>
      <text:p text:style-name="P90"/>
      <text:p text:style-name="P91"/>
      <text:p text:style-name="P92">Répartition des taches–Démarche collaborative</text:p>
      <table:table table:style-name="Table93">
        <table:table-columns>
          <table:table-column table:style-name="TableColumn94"/>
          <table:table-column table:style-name="TableColumn95"/>
          <table:table-column table:style-name="TableColumn96"/>
        </table:table-columns>
        <table:table-row table:style-name="TableRow97">
          <table:table-cell table:style-name="TableCell98">
            <text:p text:style-name="P99">Taches</text:p>
          </table:table-cell>
          <table:table-cell table:style-name="TableCell100">
            <text:p text:style-name="P101">Planning</text:p>
          </table:table-cell>
          <table:table-cell table:style-name="TableCell102">
            <text:p text:style-name="P103">Noms</text:p>
            <text:p text:style-name="P104"/>
            <text:p text:style-name="P105"/>
            <text:p text:style-name="P106"/>
          </table:table-cell>
        </table:table-row>
        <table:table-row table:style-name="TableRow107">
          <table:table-cell table:style-name="TableCell108">
            <text:p text:style-name="P109"><text:span text:style-name="T110">Cahier des charges</text:span></text:p>
          </table:table-cell>
          <table:table-cell table:style-name="TableCell111">
            <text:p text:style-name="P112">Février</text:p>
          </table:table-cell>
          <table:table-cell table:style-name="TableCell113">
            <text:p text:style-name="P114">Romain</text:p>
          </table:table-cell>
        </table:table-row>
        <table:table-row table:style-name="TableRow115">
          <table:table-cell table:style-name="TableCell116">
            <text:p text:style-name="P117"><text:span text:style-name="T118">Un décor de jeu</text:span></text:p>
          </table:table-cell>
          <table:table-cell table:style-name="TableCell119">
            <text:p text:style-name="P120">Mars</text:p>
          </table:table-cell>
          <table:table-cell table:style-name="TableCell121">
            <text:p text:style-name="P122">Victor, Romain</text:p>
          </table:table-cell>
        </table:table-row>
        <table:table-row table:style-name="TableRow123">
          <table:table-cell table:style-name="TableCell124">
            <text:p text:style-name="P125"><text:span text:style-name="T126">Le déplacement des ennemis vers la tour et de part et d’autre de la tour</text:span></text:p>
            <text:p text:style-name="P127"/>
          </table:table-cell>
          <table:table-cell table:style-name="TableCell128">
            <text:p text:style-name="P129">Mars</text:p>
          </table:table-cell>
          <table:table-cell table:style-name="TableCell130">
            <text:p text:style-name="P131">Victor, Romain</text:p>
          </table:table-cell>
        </table:table-row>
        <table:table-row table:style-name="TableRow132">
          <table:table-cell table:style-name="TableCell133">
            <text:p text:style-name="P134"><text:span text:style-name="T135">La création d’ennemis ainsi que leurs mouvements</text:span></text:p>
          </table:table-cell>
          <table:table-cell table:style-name="TableCell136">
            <text:p text:style-name="P137">Mars</text:p>
          </table:table-cell>
          <table:table-cell table:style-name="TableCell138">
            <text:p text:style-name="P139">Victor, Romain</text:p>
          </table:table-cell>
        </table:table-row>
        <table:table-row table:style-name="TableRow140">
          <table:table-cell table:style-name="TableCell141">
            <text:p text:style-name="P142"><text:span text:style-name="T143">La mort des ennemis lorsqu’ils sont touchés par les boulets de canon</text:span></text:p>
            <text:p text:style-name="P144"/>
          </table:table-cell>
          <table:table-cell table:style-name="TableCell145">
            <text:p text:style-name="P146">Mars</text:p>
          </table:table-cell>
          <table:table-cell table:style-name="TableCell147">
            <text:p text:style-name="P148">Nathan, Victor</text:p>
          </table:table-cell>
        </table:table-row>
        <table:table-row table:style-name="TableRow149">
          <table:table-cell table:style-name="TableCell150">
            <text:p text:style-name="P151">Le mouvement en pivot du canon</text:p>
          </table:table-cell>
          <table:table-cell table:style-name="TableCell152">
            <text:p text:style-name="P153">Mars</text:p>
          </table:table-cell>
          <table:table-cell table:style-name="TableCell154">
            <text:p text:style-name="P155">Nathan</text:p>
          </table:table-cell>
        </table:table-row>
        <table:table-row table:style-name="TableRow156">
          <table:table-cell table:style-name="TableCell157">
            <text:p text:style-name="P158">Le mouvement des boulets de canon</text:p>
          </table:table-cell>
          <table:table-cell table:style-name="TableCell159">
            <text:p text:style-name="P160">Mars</text:p>
          </table:table-cell>
          <table:table-cell table:style-name="TableCell161">
            <text:p text:style-name="P162">Nathan, Victor</text:p>
          </table:table-cell>
        </table:table-row>
        <table:table-row table:style-name="TableRow163">
          <table:table-cell table:style-name="TableCell164">
            <text:p text:style-name="P165">L’apparition de menus<text:s/></text:p>
          </table:table-cell>
          <table:table-cell table:style-name="TableCell166">
            <text:p text:style-name="P167"><text:span text:style-name="T168">Avril</text:span></text:p>
          </table:table-cell>
          <table:table-cell table:style-name="TableCell169">
            <text:p text:style-name="P170">Nathan, Victor</text:p>
          </table:table-cell>
        </table:table-row>
        <table:table-row table:style-name="TableRow171">
          <table:table-cell table:style-name="TableCell172">
            <text:p text:style-name="P173">L’affichage « Game over» dès lors qu’un ennemi est en contact avec la tour</text:p>
          </table:table-cell>
          <table:table-cell table:style-name="TableCell174">
            <text:p text:style-name="P175"><text:span text:style-name="T176">Avril</text:span></text:p>
          </table:table-cell>
          <table:table-cell table:style-name="TableCell177">
            <text:p text:style-name="P178">Nathan</text:p>
          </table:table-cell>
        </table:table-row>
        <table:table-row table:style-name="TableRow179">
          <table:table-cell table:style-name="TableCell180">
            <text:p text:style-name="P181">L’ajout<text:s/>de musique ainsi que de bruitage</text:p>
          </table:table-cell>
          <table:table-cell table:style-name="TableCell182">
            <text:p text:style-name="P183"><text:span text:style-name="T184">Mai</text:span></text:p>
          </table:table-cell>
          <table:table-cell table:style-name="TableCell185">
            <text:p text:style-name="P186">Romain</text:p>
          </table:table-cell>
        </table:table-row>
        <table:table-row table:style-name="TableRow187">
          <table:table-cell table:style-name="TableCell188">
            <text:p text:style-name="P189">La création de plusieurs niveaux</text:p>
          </table:table-cell>
          <table:table-cell table:style-name="TableCell190">
            <text:p text:style-name="P191"><text:span text:style-name="T192">Mai</text:span></text:p>
          </table:table-cell>
          <table:table-cell table:style-name="TableCell193">
            <text:p text:style-name="P194">Nathan, Victor, Romain</text:p>
          </table:table-cell>
        </table:table-row>
      </table:table>
      <text:p text:style-name="P195"/>
      <text:p text:style-name="P196">Les moyens de communication ont été Gmail, un groupe Messager ainsi qu’un <text:s/>groupe Google Drive dans lequel nous classions nos programmes et nos<text:s/>images. Il nous arrivait de plus de nous rencontrer au lycée après les cours ou chez l’un des membres.</text:p>
      <text:p text:style-name="P197"/>
      <text:p text:style-name="P198"/>
      <text:soft-page-break/>
      <text:p text:style-name="P199">Notre réalisation</text:p>
      <text:p text:style-name="P200">Lorsque l’on s’occupe d’un projet au sein d’un groupe, ce n’est pas seulement nos goûts qui comptent, mais aussi ceux des autres membres de l’équipe de développement. En effet, il a eu quelques désaccords au niveau du décor et des personnages du jeu. J’ai dû enlevé certaines choses et en rajouter d’autres en faisant des concessions au niveau de ma vision du projet, pour que le rendu final plaise à la totalité du groupe. Cette expérience n’a pas été <text:s/>inutile car représentative pour moi <text:s/>de la place d’un programmeur dans le monde du travail : il doit créer un document qui plaise à son employeur ainsi qu’à son équipe, pas seulement à lui-même.<text:s/></text:p>
      <text:p text:style-name="P201">Nous avons rencontré des difficultés pour la programmation des canons car le mouvement des boulets lorsque l’on clique sur la souris avec leur déplacement en diagonales est difficile à réaliser.</text:p>
      <text:p text:style-name="Normal"><text:span text:style-name="T202">De plus j’ai rencontré des difficultés l’amélioration de</text:span><text:span text:style-name="T203"><text:s/>chaque variable car elles ont toutes été modifiés et j’ai mis du temps avant de comprendre celles de mes collabarateurs.</text:span></text:p>
      <text:p text:style-name="P204">Pour Nathan et Victor, la détection de la boule et des ennemis, la diminution des vies ont été difficiles à réaliser.<text:s/></text:p>
      <text:p text:style-name="P205">De nombreuses<text:s/>erreurs de variables ont été commises et c’est pour cela qu’elles ont dû être redéfinies pour diminuer leur nombres.</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soft-page-break/>
      <text:p text:style-name="P248">Intégration de mon travail</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soft-page-break/>
      <text:p text:style-name="P275">Bilan et perspective</text:p>
      <text:p text:style-name="P276">Pour moi, ce projet m’a<text:s/>donné une vision à petite échelle du travail dans le monde de l’informatique. Bien que le projet ai été bâti sur une de nos passions, en particulier celle du jeu vidéo, j’ai pu apprécier une forme professionnelle dans le travail en groupe que nous avons effectué lors de ce projet. De plus, dans notre groupe, chacun avais ces spécificités : Victor et Nathan sont très bons en code. <text:s/>C’était un groupe homogène dont chacun apportait quelque chose de positif. Cela nous a permis de s’aider mutuellement lorsque l’on bloquait sur un code, qu’on était en manque d’idée. La coopération était omniprésente dans notre groupe. En effet j’aime beaucoup le travail de groupe j’aimais dejà beaucoup les TPE en seconde et je suis heureux d’avoir choisi cette spécialité car j’aime beaucoup la pratique et cela nous donne une image des<text:s/>projets<text:s/>mais aussi des difficultés de notre future vie en entreprise. Pour conclure, je peux dire que ce projet m’a conforté dans mon choix d’études supérieures et de futur métier.<text:s/></text:p>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soft-page-break/>
      <text:p text:style-name="P296">Diffusion de notre projet</text:p>
      <text:p text:style-name="P297">Nous n’avons pas encore réflechit à la diffusion en notre jeu mais il est possible que nous le postions à l’avenir sur une plateforme de jeu gratuit en ligne comme par exemple « Jeu.fr »</text:p>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soft-page-break/>
      <text:p text:style-name="P323"><text:span text:style-name="T324">Annex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main</meta:initial-creator>
    <dc:creator>Romain</dc:creator>
    <meta:creation-date>2019-05-05T13:46:00Z</meta:creation-date>
    <dc:date>2019-05-12T09:51:00Z</dc:date>
    <meta:template xlink:href="Normal" xlink:type="simple"/>
    <meta:editing-cycles>6</meta:editing-cycles>
    <meta:editing-duration>PT14820S</meta:editing-duration>
    <meta:document-statistic meta:page-count="10" meta:paragraph-count="13" meta:word-count="1048" meta:character-count="6805" meta:row-count="48" meta:non-whitespace-character-count="5770"/>
  </office:meta>
</office:document-meta>
</file>